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F219EE4CC060635C.png" manifest:media-type="image/png"/>
  <manifest:file-entry manifest:full-path="Pictures/10000000000001E0000001802BAE81B938D2CC7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ffffff"/>
      <style:paragraph-properties style:writing-mode="lr-tb"/>
      <style:text-properties fo:font-size="4.5pt" style:font-size-asian="4.5pt" style:font-size-complex="4.5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ffffff" fo:font-size="6pt" fo:text-shadow="1pt 1pt" fo:font-weight="bold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4.5pt" style:font-size-asian="4.5pt" style:font-size-complex="4.5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115cm" svg:height="3.302cm" svg:x="1.276cm" svg:y="0.986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2" draw:text-style-name="P3" draw:layer="layout" svg:width="12.192cm" svg:height="0.887cm" svg:x="0cm" svg:y="0.001cm">
          <draw:text-box>
            <text:p text:style-name="P2"><text:span text:style-name="T1">Assessing </text:span><text:span text:style-name="T1">X and Y </text:span><text:span text:style-name="T1">Coordinat</text:span><text:span text:style-name="T1">e </text:span><text:span text:style-name="T1">Prediction </text:span><text:span text:style-name="T1">Accuracy </text:span><text:span text:style-name="T1">Across </text:span><text:span text:style-name="T1">Multiple </text:span><text:span text:style-name="T1">Quantizati</text:span><text:span text:style-name="T1">on </text:span><text:span text:style-name="T1">Strategies</text:span></text:p>
          </draw:text-box>
        </draw:frame>
        <draw:frame draw:style-name="gr3" draw:text-style-name="P4" draw:layer="layout" svg:width="2.563cm" svg:height="0.477cm" svg:x="1.968cm" svg:y="1.444cm">
          <draw:text-box>
            <text:p text:style-name="P2"><text:span text:style-name="T2">MAE = 9.55 cm (base)</text:span></text:p>
          </draw:text-box>
        </draw:frame>
        <draw:frame draw:style-name="gr4" draw:text-style-name="P5" draw:layer="layout" svg:width="0.637cm" svg:height="0.154cm" draw:transform="rotate (1.5707963267949) translate (5.186cm 2.766cm)">
          <draw:text-box>
            <text:p><text:span text:style-name="T3">P</text:span><text:span text:style-name="T3">r</text:span><text:span text:style-name="T3">e</text:span><text:span text:style-name="T3">d</text:span><text:span text:style-name="T3">i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frame draw:style-name="gr5" draw:text-style-name="P6" draw:layer="layout" svg:width="1.458cm" svg:height="0.179cm" svg:x="2.604cm" svg:y="1.1cm">
          <draw:text-box>
            <text:p><text:span text:style-name="T4">2</text:span><text:span text:style-name="T4">D</text:span><text:span text:style-name="T4"> </text:span><text:span text:style-name="T4">e</text:span><text:span text:style-name="T4">r</text:span><text:span text:style-name="T4">r</text:span><text:span text:style-name="T4">o</text:span><text:span text:style-name="T4">r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6" draw:text-style-name="P7" draw:layer="layout" svg:width="4.074cm" svg:height="0.239cm" svg:x="1.301cm" svg:y="0.8cm">
          <draw:text-box>
            <text:p text:style-name="P2"><text:span text:style-name="T5">Floating-Point </text:span><text:span text:style-name="T5">32-bit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3:51:03.208636979</dc:date>
    <meta:editing-duration>PT6H15M43S</meta:editing-duration>
    <meta:editing-cycles>108</meta:editing-cycles>
    <meta:document-statistic meta:object-count="6"/>
  </office:meta>
</office:document-meta>
</file>